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czar1" svg:font-family="Eczar"/>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Eczar" svg:font-family="Eczar" style:font-family-generic="system" style:font-pitch="variable"/>
  </office:font-face-decls>
  <office:automatic-styles>
    <style:style style:name="P1" style:family="paragraph" style:parent-style-name="Standard">
      <style:paragraph-properties fo:text-align="center" style:justify-single-word="false"/>
      <style:text-properties officeooo:rsid="00130140" officeooo:paragraph-rsid="00130140"/>
    </style:style>
    <style:style style:name="P2" style:family="paragraph" style:parent-style-name="Standard">
      <style:paragraph-properties fo:text-align="start" style:justify-single-word="false"/>
      <style:text-properties officeooo:rsid="00130140" officeooo:paragraph-rsid="00130140"/>
    </style:style>
    <style:style style:name="P3" style:family="paragraph" style:parent-style-name="Standard">
      <style:paragraph-properties fo:text-align="start" style:justify-single-word="false"/>
      <style:text-properties officeooo:rsid="0014ae31" officeooo:paragraph-rsid="0014ae31"/>
    </style:style>
    <style:style style:name="P4" style:family="paragraph" style:parent-style-name="Standard">
      <style:paragraph-properties fo:text-align="start" style:justify-single-word="false"/>
      <style:text-properties officeooo:rsid="001dc293" officeooo:paragraph-rsid="001dc293"/>
    </style:style>
    <style:style style:name="T1" style:family="text">
      <style:text-properties officeooo:rsid="00140f83"/>
    </style:style>
    <style:style style:name="T2" style:family="text">
      <style:text-properties officeooo:rsid="0014d1f7"/>
    </style:style>
    <style:style style:name="T3" style:family="text">
      <style:text-properties officeooo:rsid="001f8e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isión de diseño <text:span text:style-name="T1">del cálculo del click según la casilla</text:span></text:p>
      <text:p text:style-name="P1"/>
      <text:p text:style-name="P3">Descripción: <text:span text:style-name="T2">Para obtener la casilla donde se ha realizado click, se han realizado varias iteraciones para obtener un cálculo preciso del click. Principalmente, el proceso primero obtiene una estimación de la fila y columna de la casilla. Una vez obtenido esto, se calcula el centro de la casilla en esa fila y columna y calculamos la distancia con respecto al centro de la casilla. Si la distancia es menor al radio del círculo situado en el centro, entonces se comprueban las casillas adyacentes para ver cuál es la candidata.</text:span></text:p>
      <text:p text:style-name="P3"/>
      <text:p text:style-name="P4">Debido a que se toman las casillas como ¾ su ancho, siempre se comprueba con respecto a la casilla que está una columna menos. La fila correspondiente depende de si la coordenada y es inferior al círculo o no. <text:span text:style-name="T3">Teniendo la posición central del adyacente, se calculan las distancias y se comprobará cuál está más cerca y éste será la casilla que se ha realizado click.</text:span></text:p>
      <text:p text:style-name="P4"/>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czar1" svg:font-family="Eczar"/>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Eczar" svg:font-family="Ecz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s" fo:country="ES" style:letter-kerning="true" style:font-name-asian="DejaVu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s" fo:country="ES" style:letter-kerning="true" style:font-name-asian="DejaVu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0:17:32.725936107</meta:creation-date>
    <dc:date>2017-10-24T10:46:54.124235101</dc:date>
    <meta:editing-duration>PT29M17S</meta:editing-duration>
    <meta:editing-cycles>12</meta:editing-cycles>
    <meta:generator>LibreOffice/5.3.6.1$Linux_X86_64 LibreOffice_project/30m0$Build-1</meta:generator>
    <meta:document-statistic meta:table-count="0" meta:image-count="0" meta:object-count="0" meta:page-count="1" meta:paragraph-count="3" meta:word-count="165" meta:character-count="951" meta:non-whitespace-character-count="789"/>
  </office:meta>
</office:document-meta>
</file>